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E8000007E0034768983797B6DC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4.78cm, 3.934cm, 18.923cm, 7.521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7.773cm" svg:height="8.8cm" svg:x="0.1cm" svg:y="0.1cm">
          <draw:image xlink:href="Pictures/10000000000005E8000007E0034768983797B6DC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8cm" fo:page-height="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16-02-18T09:47:32.733000000</meta:creation-date>
    <dc:date>2022-02-28T19:25:59.335017178</dc:date>
    <meta:editing-duration>PT3M41S</meta:editing-duration>
    <meta:editing-cycles>5</meta:editing-cycles>
    <meta:generator>LibreOffice/7.2.5.2$MacOSX_X86_64 LibreOffice_project/499f9727c189e6ef3471021d6132d4c694f357e5</meta:generator>
    <meta:document-statistic meta:object-count="1"/>
  </office:meta>
</office:document-meta>
</file>